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395975" calcext:value-type="float">
            <text:p>6039597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561" calcext:value-type="float">
            <text:p>12656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251050" calcext:value-type="float">
            <text:p>525105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35" calcext:value-type="float">
            <text:p>1269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352973" calcext:value-type="float">
            <text:p>635297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318" calcext:value-type="float">
            <text:p>1273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000002" calcext:value-type="float">
            <text:p>2000002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004" calcext:value-type="float">
            <text:p>1260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000000" calcext:value-type="float">
            <text:p>14000000</text:p>
          </table:table-cell>
          <table:table-cell office:value-type="string" calcext:value-type="string">
            <text:p>&amp;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&amp;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&amp;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538136" calcext:value-type="float">
            <text:p>6053813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509" calcext:value-type="float">
            <text:p>1265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507628" calcext:value-type="float">
            <text:p>550762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69" calcext:value-type="float">
            <text:p>12636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857837" calcext:value-type="float">
            <text:p>485783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542" calcext:value-type="float">
            <text:p>1265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238560" calcext:value-type="float">
            <text:p>423856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59" calcext:value-type="float">
            <text:p>1266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142161" calcext:value-type="float">
            <text:p>15142161</text:p>
          </table:table-cell>
          <table:table-cell office:value-type="string" calcext:value-type="string">
            <text:p>&amp;</text:p>
          </table:table-cell>
          <table:table-cell office:value-type="float" office:value="50504" calcext:value-type="float">
            <text:p>50504</text:p>
          </table:table-cell>
          <table:table-cell office:value-type="string" calcext:value-type="string">
            <text:p>&amp;</text:p>
          </table:table-cell>
          <table:table-cell office:value-type="float" office:value="0.75710805" calcext:value-type="float">
            <text:p>0.75710805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547741" calcext:value-type="float">
            <text:p>6054774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700" calcext:value-type="float">
            <text:p>1267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244209" calcext:value-type="float">
            <text:p>524420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50" calcext:value-type="float">
            <text:p>12635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15677" calcext:value-type="float">
            <text:p>171567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60" calcext:value-type="float">
            <text:p>12686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253814" calcext:value-type="float">
            <text:p>225381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71" calcext:value-type="float">
            <text:p>12687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761441" calcext:value-type="float">
            <text:p>9761441</text:p>
          </table:table-cell>
          <table:table-cell office:value-type="string" calcext:value-type="string">
            <text:p>&amp;</text:p>
          </table:table-cell>
          <table:table-cell office:value-type="float" office:value="38246" calcext:value-type="float">
            <text:p>38246</text:p>
          </table:table-cell>
          <table:table-cell office:value-type="string" calcext:value-type="string">
            <text:p>&amp;</text:p>
          </table:table-cell>
          <table:table-cell office:value-type="float" office:value="0.48807205" calcext:value-type="float">
            <text:p>0.48807205</text:p>
          </table:table-cell>
          <table:table-cell office:value-type="string" calcext:value-type="string">
            <text:p>&amp;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649788" calcext:value-type="float">
            <text:p>60649788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217" calcext:value-type="float">
            <text:p>12621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042591" calcext:value-type="float">
            <text:p>604259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04" calcext:value-type="float">
            <text:p>1270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083121" calcext:value-type="float">
            <text:p>308312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87" calcext:value-type="float">
            <text:p>12698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013813" calcext:value-type="float">
            <text:p>201381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27" calcext:value-type="float">
            <text:p>12702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789313" calcext:value-type="float">
            <text:p>11789313</text:p>
          </table:table-cell>
          <table:table-cell office:value-type="string" calcext:value-type="string">
            <text:p>&amp;</text:p>
          </table:table-cell>
          <table:table-cell office:value-type="float" office:value="42139" calcext:value-type="float">
            <text:p>42139</text:p>
          </table:table-cell>
          <table:table-cell office:value-type="string" calcext:value-type="string">
            <text:p>&amp;</text:p>
          </table:table-cell>
          <table:table-cell office:value-type="float" office:value="0.58946565" calcext:value-type="float">
            <text:p>0.58946565</text:p>
          </table:table-cell>
          <table:table-cell office:value-type="string" calcext:value-type="string">
            <text:p>&amp;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59776695" calcext:value-type="float">
            <text:p>5977669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7028" calcext:value-type="float">
            <text:p>1270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145129" calcext:value-type="float">
            <text:p>514512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64" calcext:value-type="float">
            <text:p>12696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248207" calcext:value-type="float">
            <text:p>224820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182" calcext:value-type="float">
            <text:p>12718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591410" calcext:value-type="float">
            <text:p>459141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588" calcext:value-type="float">
            <text:p>12658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761441" calcext:value-type="float">
            <text:p>11761441</text:p>
          </table:table-cell>
          <table:table-cell office:value-type="string" calcext:value-type="string">
            <text:p>&amp;</text:p>
          </table:table-cell>
          <table:table-cell office:value-type="float" office:value="43512" calcext:value-type="float">
            <text:p>43512</text:p>
          </table:table-cell>
          <table:table-cell office:value-type="string" calcext:value-type="string">
            <text:p>&amp;</text:p>
          </table:table-cell>
          <table:table-cell office:value-type="float" office:value="0.58807205" calcext:value-type="float">
            <text:p>0.58807205</text:p>
          </table:table-cell>
          <table:table-cell office:value-type="string" calcext:value-type="string">
            <text:p>&amp;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845134" calcext:value-type="float">
            <text:p>60845134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580" calcext:value-type="float">
            <text:p>12658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374124" calcext:value-type="float">
            <text:p>637412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72" calcext:value-type="float">
            <text:p>12637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647238" calcext:value-type="float">
            <text:p>264723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74" calcext:value-type="float">
            <text:p>12667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641131" calcext:value-type="float">
            <text:p>364113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72" calcext:value-type="float">
            <text:p>12687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3507627" calcext:value-type="float">
            <text:p>13507627</text:p>
          </table:table-cell>
          <table:table-cell office:value-type="string" calcext:value-type="string">
            <text:p>&amp;</text:p>
          </table:table-cell>
          <table:table-cell office:value-type="float" office:value="47136" calcext:value-type="float">
            <text:p>47136</text:p>
          </table:table-cell>
          <table:table-cell office:value-type="string" calcext:value-type="string">
            <text:p>&amp;</text:p>
          </table:table-cell>
          <table:table-cell office:value-type="float" office:value="0.67538135" calcext:value-type="float">
            <text:p>0.67538135</text:p>
          </table:table-cell>
          <table:table-cell office:value-type="string" calcext:value-type="string">
            <text:p>&amp;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162776" calcext:value-type="float">
            <text:p>60162776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5896" calcext:value-type="float">
            <text:p>12589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380721" calcext:value-type="float">
            <text:p>3380721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05" calcext:value-type="float">
            <text:p>12690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710317" calcext:value-type="float">
            <text:p>471031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51" calcext:value-type="float">
            <text:p>1266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126906" calcext:value-type="float">
            <text:p>4126906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722" calcext:value-type="float">
            <text:p>12672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380720" calcext:value-type="float">
            <text:p>12380720</text:p>
          </table:table-cell>
          <table:table-cell office:value-type="string" calcext:value-type="string">
            <text:p>&amp;</text:p>
          </table:table-cell>
          <table:table-cell office:value-type="float" office:value="44124" calcext:value-type="float">
            <text:p>44124</text:p>
          </table:table-cell>
          <table:table-cell office:value-type="string" calcext:value-type="string">
            <text:p>&amp;</text:p>
          </table:table-cell>
          <table:table-cell office:value-type="float" office:value="0.619036" calcext:value-type="float">
            <text:p>0.619036</text:p>
          </table:table-cell>
          <table:table-cell office:value-type="string" calcext:value-type="string">
            <text:p>&amp;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442810" calcext:value-type="float">
            <text:p>6044281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175" calcext:value-type="float">
            <text:p>1261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223304" calcext:value-type="float">
            <text:p>322330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92" calcext:value-type="float">
            <text:p>1268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937910" calcext:value-type="float">
            <text:p>193791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59" calcext:value-type="float">
            <text:p>1269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030510" calcext:value-type="float">
            <text:p>203051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59" calcext:value-type="float">
            <text:p>1268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7634534" calcext:value-type="float">
            <text:p>7634534</text:p>
          </table:table-cell>
          <table:table-cell office:value-type="string" calcext:value-type="string">
            <text:p>&amp;</text:p>
          </table:table-cell>
          <table:table-cell office:value-type="float" office:value="34348" calcext:value-type="float">
            <text:p>34348</text:p>
          </table:table-cell>
          <table:table-cell office:value-type="string" calcext:value-type="string">
            <text:p>&amp;</text:p>
          </table:table-cell>
          <table:table-cell office:value-type="float" office:value="0.3817267" calcext:value-type="float">
            <text:p>0.3817267</text:p>
          </table:table-cell>
          <table:table-cell office:value-type="string" calcext:value-type="string">
            <text:p>&amp;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60538135" calcext:value-type="float">
            <text:p>6053813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7140" calcext:value-type="float">
            <text:p>1271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463637" calcext:value-type="float">
            <text:p>546363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801" calcext:value-type="float">
            <text:p>1268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671397" calcext:value-type="float">
            <text:p>267139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300" calcext:value-type="float">
            <text:p>12730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215179" calcext:value-type="float">
            <text:p>621517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604" calcext:value-type="float">
            <text:p>12660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888348" calcext:value-type="float">
            <text:p>14888348</text:p>
          </table:table-cell>
          <table:table-cell office:value-type="string" calcext:value-type="string">
            <text:p>&amp;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&amp;</text:p>
          </table:table-cell>
          <table:table-cell office:value-type="float" office:value="0.7444174" calcext:value-type="float">
            <text:p>0.7444174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59522881" calcext:value-type="float">
            <text:p>59522881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6335" calcext:value-type="float">
            <text:p>12633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7492375" calcext:value-type="float">
            <text:p>7492375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259" calcext:value-type="float">
            <text:p>12625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269069" calcext:value-type="float">
            <text:p>426906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320" calcext:value-type="float">
            <text:p>1273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350209" calcext:value-type="float">
            <text:p>435020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442" calcext:value-type="float">
            <text:p>1264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634534" calcext:value-type="float">
            <text:p>15634534</text:p>
          </table:table-cell>
          <table:table-cell office:value-type="string" calcext:value-type="string">
            <text:p>&amp;</text:p>
          </table:table-cell>
          <table:table-cell office:value-type="float" office:value="52832" calcext:value-type="float">
            <text:p>52832</text:p>
          </table:table-cell>
          <table:table-cell office:value-type="string" calcext:value-type="string">
            <text:p>&amp;</text:p>
          </table:table-cell>
          <table:table-cell office:value-type="float" office:value="0.7817267" calcext:value-type="float">
            <text:p>0.7817267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table:style-name="ce1" table:formula="of:=[.A1]" office:value-type="string" office:string-value="A" calcext:value-type="string">
            <text:p>A</text:p>
          </table:table-cell>
          <table:table-cell table:style-name="ce1" table:formula="of:=[.B1]" office:value-type="string" office:string-value="&amp;" calcext:value-type="string">
            <text:p>&amp;</text:p>
          </table:table-cell>
          <table:table-cell table:style-name="ce1" table:formula="of:=(([.C1]+[.C6]+[.C11]+[.C16]+[.C21]+[.C26]+[.C31]+[.C36]+[.C41]+[.C46])/10)/1000000" office:value-type="float" office:value="20" calcext:value-type="float">
            <text:p>20.00</text:p>
          </table:table-cell>
          <table:table-cell table:style-name="ce1" table:formula="of:=[.D1]" office:value-type="string" office:string-value="&amp;" calcext:value-type="string">
            <text:p>&amp;</text:p>
          </table:table-cell>
          <table:table-cell table:style-name="ce1" table:formula="of:=(([.E1]+[.E6]+[.E11]+[.E16]+[.E21]+[.E26]+[.E31]+[.E36]+[.E41]+[.E46])/10)/1000000" office:value-type="float" office:value="60.3420071" calcext:value-type="float">
            <text:p>60.34</text:p>
          </table:table-cell>
          <table:table-cell table:style-name="ce1" table:formula="of:=[.F1]" office:value-type="string" office:string-value="&amp;" calcext:value-type="string">
            <text:p>&amp;</text:p>
          </table:table-cell>
          <table:table-cell table:style-name="ce1" table:formula="of:=(([.G1]+[.G6]+[.G11]+[.G16]+[.G21]+[.G26]+[.G31]+[.G36]+[.G41]+[.G46])/10)/1000000" office:value-type="float" office:value="0" calcext:value-type="float">
            <text:p>0.00</text:p>
          </table:table-cell>
          <table:table-cell table:style-name="ce1" table:formula="of:=[.H1]" office:value-type="string" office:string-value="&amp;" calcext:value-type="string">
            <text:p>&amp;</text:p>
          </table:table-cell>
          <table:table-cell table:style-name="ce1" table:formula="of:=(([.I1]+[.I6]+[.I11]+[.I16]+[.I21]+[.I26]+[.I31]+[.I36]+[.I41]+[.I46])/10)/1000000" office:value-type="float" office:value="0.1265141" calcext:value-type="float">
            <text:p>0.13</text:p>
          </table:table-cell>
          <table:table-cell table:style-name="ce1" table:formula="of:=[.J1]" office:value-type="string" office:string-value="&amp;" calcext:value-type="string">
            <text:p>&amp;</text:p>
          </table:table-cell>
          <table:table-cell table:style-name="ce1" table:formula="of:=([.K1]+[.K6]+[.K11]+[.K16]+[.K21]+[.K26]+[.K31]+[.K36]+[.K41]+[.K46])/10" office:value-type="float" office:value="1" calcext:value-type="float">
            <text:p>1.00</text:p>
          </table:table-cell>
          <table:table-cell table:style-name="ce1" table:formula="of:=[.L1]" office:value-type="string" office:string-value="&amp;" calcext:value-type="string">
            <text:p>&amp;</text:p>
          </table:table-cell>
          <table:table-cell table:style-name="ce1" table:formula="of:=([.M1]+[.M6]+[.M11]+[.M16]+[.M21]+[.M26]+[.M31]+[.M36]+[.M41]+[.M46])/10" office:value-type="float" office:value="1.807" calcext:value-type="float">
            <text:p>1.81</text:p>
          </table:table-cell>
          <table:table-cell/>
          <table:table-cell table:style-name="ce1" table:formula="of:=[.O1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2]" office:value-type="string" office:string-value="B" calcext:value-type="string">
            <text:p>B</text:p>
          </table:table-cell>
          <table:table-cell table:style-name="ce1" table:formula="of:=[.B2]" office:value-type="string" office:string-value="&amp;" calcext:value-type="string">
            <text:p>&amp;</text:p>
          </table:table-cell>
          <table:table-cell table:style-name="ce1" table:formula="of:=(([.C2]+[.C7]+[.C12]+[.C17]+[.C22]+[.C27]+[.C32]+[.C37]+[.C42]+[.C47])/10)/1000000" office:value-type="float" office:value="0" calcext:value-type="float">
            <text:p>0.00</text:p>
          </table:table-cell>
          <table:table-cell table:style-name="ce1" table:formula="of:=[.D2]" office:value-type="string" office:string-value="&amp;" calcext:value-type="string">
            <text:p>&amp;</text:p>
          </table:table-cell>
          <table:table-cell table:style-name="ce1" table:formula="of:=(([.E2]+[.E7]+[.E12]+[.E17]+[.E22]+[.E27]+[.E32]+[.E37]+[.E42]+[.E47])/10)/1000000" office:value-type="float" office:value="5.3124768" calcext:value-type="float">
            <text:p>5.31</text:p>
          </table:table-cell>
          <table:table-cell table:style-name="ce1" table:formula="of:=[.F2]" office:value-type="string" office:string-value="&amp;" calcext:value-type="string">
            <text:p>&amp;</text:p>
          </table:table-cell>
          <table:table-cell table:style-name="ce1" table:formula="of:=(([.G2]+[.G7]+[.G12]+[.G17]+[.G22]+[.G27]+[.G32]+[.G37]+[.G42]+[.G47])/10)/1000000" office:value-type="float" office:value="20" calcext:value-type="float">
            <text:p>20.00</text:p>
          </table:table-cell>
          <table:table-cell table:style-name="ce1" table:formula="of:=[.H2]" office:value-type="string" office:string-value="&amp;" calcext:value-type="string">
            <text:p>&amp;</text:p>
          </table:table-cell>
          <table:table-cell table:style-name="ce1" table:formula="of:=(([.I2]+[.I7]+[.I12]+[.I17]+[.I22]+[.I27]+[.I32]+[.I37]+[.I42]+[.I47])/10)/1000000" office:value-type="float" office:value="0.1266851" calcext:value-type="float">
            <text:p>0.13</text:p>
          </table:table-cell>
          <table:table-cell table:style-name="ce1" table:formula="of:=[.J2]" office:value-type="string" office:string-value="&amp;" calcext:value-type="string">
            <text:p>&amp;</text:p>
          </table:table-cell>
          <table:table-cell table:style-name="ce1" table:formula="of:=([.K2]+[.K7]+[.K12]+[.K17]+[.K22]+[.K27]+[.K32]+[.K37]+[.K42]+[.K47])/10" office:value-type="float" office:value="1" calcext:value-type="float">
            <text:p>1.00</text:p>
          </table:table-cell>
          <table:table-cell table:style-name="ce1" table:formula="of:=[.L2]" office:value-type="string" office:string-value="&amp;" calcext:value-type="string">
            <text:p>&amp;</text:p>
          </table:table-cell>
          <table:table-cell table:style-name="ce1" table:formula="of:=([.M2]+[.M7]+[.M12]+[.M17]+[.M22]+[.M27]+[.M32]+[.M37]+[.M42]+[.M47])/10" office:value-type="float" office:value="0.339" calcext:value-type="float">
            <text:p>0.34</text:p>
          </table:table-cell>
          <table:table-cell/>
          <table:table-cell table:style-name="ce1" table:formula="of:=[.O2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3]" office:value-type="string" office:string-value="C" calcext:value-type="string">
            <text:p>C</text:p>
          </table:table-cell>
          <table:table-cell table:style-name="ce1" table:formula="of:=[.B3]" office:value-type="string" office:string-value="&amp;" calcext:value-type="string">
            <text:p>&amp;</text:p>
          </table:table-cell>
          <table:table-cell table:style-name="ce1" table:formula="of:=(([.C3]+[.C8]+[.C13]+[.C18]+[.C23]+[.C28]+[.C33]+[.C38]+[.C43]+[.C48])/10)/1000000" office:value-type="float" office:value="0" calcext:value-type="float">
            <text:p>0.00</text:p>
          </table:table-cell>
          <table:table-cell table:style-name="ce1" table:formula="of:=[.D3]" office:value-type="string" office:string-value="&amp;" calcext:value-type="string">
            <text:p>&amp;</text:p>
          </table:table-cell>
          <table:table-cell table:style-name="ce1" table:formula="of:=(([.E3]+[.E8]+[.E13]+[.E18]+[.E23]+[.E28]+[.E33]+[.E38]+[.E43]+[.E48])/10)/1000000" office:value-type="float" office:value="3.4493746" calcext:value-type="float">
            <text:p>3.45</text:p>
          </table:table-cell>
          <table:table-cell table:style-name="ce1" table:formula="of:=[.F3]" office:value-type="string" office:string-value="&amp;" calcext:value-type="string">
            <text:p>&amp;</text:p>
          </table:table-cell>
          <table:table-cell table:style-name="ce1" table:formula="of:=(([.G3]+[.G8]+[.G13]+[.G18]+[.G23]+[.G28]+[.G33]+[.G38]+[.G43]+[.G48])/10)/1000000" office:value-type="float" office:value="20" calcext:value-type="float">
            <text:p>20.00</text:p>
          </table:table-cell>
          <table:table-cell table:style-name="ce1" table:formula="of:=[.H3]" office:value-type="string" office:string-value="&amp;" calcext:value-type="string">
            <text:p>&amp;</text:p>
          </table:table-cell>
          <table:table-cell table:style-name="ce1" table:formula="of:=(([.I3]+[.I8]+[.I13]+[.I18]+[.I23]+[.I28]+[.I33]+[.I38]+[.I43]+[.I48])/10)/1000000" office:value-type="float" office:value="0.1269793" calcext:value-type="float">
            <text:p>0.13</text:p>
          </table:table-cell>
          <table:table-cell table:style-name="ce1" table:formula="of:=[.J3]" office:value-type="string" office:string-value="&amp;" calcext:value-type="string">
            <text:p>&amp;</text:p>
          </table:table-cell>
          <table:table-cell table:style-name="ce1" table:formula="of:=([.K3]+[.K8]+[.K13]+[.K18]+[.K23]+[.K28]+[.K33]+[.K38]+[.K43]+[.K48])/10" office:value-type="float" office:value="1" calcext:value-type="float">
            <text:p>1.00</text:p>
          </table:table-cell>
          <table:table-cell table:style-name="ce1" table:formula="of:=[.L3]" office:value-type="string" office:string-value="&amp;" calcext:value-type="string">
            <text:p>&amp;</text:p>
          </table:table-cell>
          <table:table-cell table:style-name="ce1" table:formula="of:=([.M3]+[.M8]+[.M13]+[.M18]+[.M23]+[.M28]+[.M33]+[.M38]+[.M43]+[.M48])/10" office:value-type="float" office:value="0.313" calcext:value-type="float">
            <text:p>0.31</text:p>
          </table:table-cell>
          <table:table-cell/>
          <table:table-cell table:style-name="ce1" table:formula="of:=[.O3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4]" office:value-type="string" office:string-value="D" calcext:value-type="string">
            <text:p>D</text:p>
          </table:table-cell>
          <table:table-cell table:style-name="ce1" table:formula="of:=[.B4]" office:value-type="string" office:string-value="&amp;" calcext:value-type="string">
            <text:p>&amp;</text:p>
          </table:table-cell>
          <table:table-cell table:style-name="ce1" table:formula="of:=(([.C4]+[.C9]+[.C14]+[.C19]+[.C24]+[.C29]+[.C34]+[.C39]+[.C44]+[.C49])/10)/1000000" office:value-type="float" office:value="0" calcext:value-type="float">
            <text:p>0.00</text:p>
          </table:table-cell>
          <table:table-cell table:style-name="ce1" table:formula="of:=[.D4]" office:value-type="string" office:string-value="&amp;" calcext:value-type="string">
            <text:p>&amp;</text:p>
          </table:table-cell>
          <table:table-cell table:style-name="ce1" table:formula="of:=(([.E4]+[.E9]+[.E14]+[.E19]+[.E24]+[.E29]+[.E34]+[.E39]+[.E44]+[.E49])/10)/1000000" office:value-type="float" office:value="3.5461534" calcext:value-type="float">
            <text:p>3.55</text:p>
          </table:table-cell>
          <table:table-cell table:style-name="ce1" table:formula="of:=[.F4]" office:value-type="string" office:string-value="&amp;" calcext:value-type="string">
            <text:p>&amp;</text:p>
          </table:table-cell>
          <table:table-cell table:style-name="ce1" table:formula="of:=(([.G4]+[.G9]+[.G14]+[.G19]+[.G24]+[.G29]+[.G34]+[.G39]+[.G44]+[.G49])/10)/1000000" office:value-type="float" office:value="20" calcext:value-type="float">
            <text:p>20.00</text:p>
          </table:table-cell>
          <table:table-cell table:style-name="ce1" table:formula="of:=[.H4]" office:value-type="string" office:string-value="&amp;" calcext:value-type="string">
            <text:p>&amp;</text:p>
          </table:table-cell>
          <table:table-cell table:style-name="ce1" table:formula="of:=(([.I4]+[.I9]+[.I14]+[.I19]+[.I24]+[.I29]+[.I34]+[.I39]+[.I44]+[.I49])/10)/1000000" office:value-type="float" office:value="0.1266648" calcext:value-type="float">
            <text:p>0.13</text:p>
          </table:table-cell>
          <table:table-cell table:style-name="ce1" table:formula="of:=[.J4]" office:value-type="string" office:string-value="&amp;" calcext:value-type="string">
            <text:p>&amp;</text:p>
          </table:table-cell>
          <table:table-cell table:style-name="ce1" table:formula="of:=([.K4]+[.K9]+[.K14]+[.K19]+[.K24]+[.K29]+[.K34]+[.K39]+[.K44]+[.K49])/10" office:value-type="float" office:value="1" calcext:value-type="float">
            <text:p>1.00</text:p>
          </table:table-cell>
          <table:table-cell table:style-name="ce1" table:formula="of:=[.L4]" office:value-type="string" office:string-value="&amp;" calcext:value-type="string">
            <text:p>&amp;</text:p>
          </table:table-cell>
          <table:table-cell table:style-name="ce1" table:formula="of:=([.M4]+[.M9]+[.M14]+[.M19]+[.M24]+[.M29]+[.M34]+[.M39]+[.M44]+[.M49])/10" office:value-type="float" office:value="0.317" calcext:value-type="float">
            <text:p>0.32</text:p>
          </table:table-cell>
          <table:table-cell/>
          <table:table-cell table:style-name="ce1" table:formula="of:=[.O4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5]" office:value-type="string" office:string-value="E" calcext:value-type="string">
            <text:p>E</text:p>
          </table:table-cell>
          <table:table-cell table:style-name="ce1" table:formula="of:=[.B5]" office:value-type="string" office:string-value="&amp;" calcext:value-type="string">
            <text:p>&amp;</text:p>
          </table:table-cell>
          <table:table-cell table:style-name="ce1" table:formula="of:=(([.C5]+[.C10]+[.C15]+[.C20]+[.C25]+[.C30]+[.C35]+[.C40]+[.C45]+[.C50])/10)/1000000" office:value-type="float" office:value="0" calcext:value-type="float">
            <text:p>0.00</text:p>
          </table:table-cell>
          <table:table-cell table:style-name="ce1" table:formula="of:=[.D5]" office:value-type="string" office:string-value="&amp;" calcext:value-type="string">
            <text:p>&amp;</text:p>
          </table:table-cell>
          <table:table-cell table:style-name="ce1" table:formula="of:=(([.E5]+[.E10]+[.E15]+[.E20]+[.E25]+[.E30]+[.E35]+[.E40]+[.E45]+[.E50])/10)/1000000" office:value-type="float" office:value="0" calcext:value-type="float">
            <text:p>0.00</text:p>
          </table:table-cell>
          <table:table-cell table:style-name="ce1" table:formula="of:=[.F5]" office:value-type="string" office:string-value="&amp;" calcext:value-type="string">
            <text:p>&amp;</text:p>
          </table:table-cell>
          <table:table-cell table:style-name="ce1" table:formula="of:=(([.G5]+[.G10]+[.G15]+[.G20]+[.G25]+[.G30]+[.G35]+[.G40]+[.G45]+[.G50])/10)/1000000" office:value-type="float" office:value="12.6500119" calcext:value-type="float">
            <text:p>12.65</text:p>
          </table:table-cell>
          <table:table-cell table:style-name="ce1" table:formula="of:=[.H5]" office:value-type="string" office:string-value="&amp;" calcext:value-type="string">
            <text:p>&amp;</text:p>
          </table:table-cell>
          <table:table-cell table:style-name="ce1" table:formula="of:=(([.I5]+[.I10]+[.I15]+[.I20]+[.I25]+[.I30]+[.I35]+[.I40]+[.I45]+[.I50])/10)/1000000" office:value-type="float" office:value="0.0455766" calcext:value-type="float">
            <text:p>0.05</text:p>
          </table:table-cell>
          <table:table-cell table:style-name="ce1" table:formula="of:=[.J5]" office:value-type="string" office:string-value="&amp;" calcext:value-type="string">
            <text:p>&amp;</text:p>
          </table:table-cell>
          <table:table-cell table:style-name="ce1" table:formula="of:=([.K5]+[.K10]+[.K15]+[.K20]+[.K25]+[.K30]+[.K35]+[.K40]+[.K45]+[.K50])/10" office:value-type="float" office:value="0.632500595" calcext:value-type="float">
            <text:p>0.63</text:p>
          </table:table-cell>
          <table:table-cell table:style-name="ce1" table:formula="of:=[.L5]" office:value-type="string" office:string-value="&amp;" calcext:value-type="string">
            <text:p>&amp;</text:p>
          </table:table-cell>
          <table:table-cell table:style-name="ce1" table:formula="of:=([.M5]+[.M10]+[.M15]+[.M20]+[.M25]+[.M30]+[.M35]+[.M40]+[.M45]+[.M50])/10" office:value-type="float" office:value="0.17" calcext:value-type="float">
            <text:p>0.17</text:p>
          </table:table-cell>
          <table:table-cell/>
          <table:table-cell table:style-name="ce1" table:formula="of:=[.O5]" office:value-type="string" office:string-value="\\" calcext:value-type="string">
            <text:p>\\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5330087" calcext:value-type="float">
            <text:p>35330087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877" calcext:value-type="float">
            <text:p>12787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7461863" calcext:value-type="float">
            <text:p>746186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214" calcext:value-type="float">
            <text:p>12621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111654" calcext:value-type="float">
            <text:p>211165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13" calcext:value-type="float">
            <text:p>12691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2112722" calcext:value-type="float">
            <text:p>3211272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376" calcext:value-type="float">
            <text:p>12637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7016326" calcext:value-type="float">
            <text:p>17016326</text:p>
          </table:table-cell>
          <table:table-cell office:value-type="string" calcext:value-type="string">
            <text:p>&amp;</text:p>
          </table:table-cell>
          <table:table-cell office:value-type="float" office:value="53929" calcext:value-type="float">
            <text:p>53929</text:p>
          </table:table-cell>
          <table:table-cell office:value-type="string" calcext:value-type="string">
            <text:p>&amp;</text:p>
          </table:table-cell>
          <table:table-cell office:value-type="float" office:value="0.8508163" calcext:value-type="float">
            <text:p>0.8508163</text:p>
          </table:table-cell>
          <table:table-cell office:value-type="string" calcext:value-type="string">
            <text:p>&amp;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359933" calcext:value-type="float">
            <text:p>36359933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175" calcext:value-type="float">
            <text:p>12717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855817" calcext:value-type="float">
            <text:p>585581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92" calcext:value-type="float">
            <text:p>12639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57566" calcext:value-type="float">
            <text:p>1257566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790" calcext:value-type="float">
            <text:p>12779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29036652" calcext:value-type="float">
            <text:p>2903665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348" calcext:value-type="float">
            <text:p>1273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2509968" calcext:value-type="float">
            <text:p>12509968</text:p>
          </table:table-cell>
          <table:table-cell office:value-type="string" calcext:value-type="string">
            <text:p>&amp;</text:p>
          </table:table-cell>
          <table:table-cell office:value-type="float" office:value="40787" calcext:value-type="float">
            <text:p>40787</text:p>
          </table:table-cell>
          <table:table-cell office:value-type="string" calcext:value-type="string">
            <text:p>&amp;</text:p>
          </table:table-cell>
          <table:table-cell office:value-type="float" office:value="0.6254984" calcext:value-type="float">
            <text:p>0.6254984</text:p>
          </table:table-cell>
          <table:table-cell office:value-type="string" calcext:value-type="string">
            <text:p>&amp;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085592" calcext:value-type="float">
            <text:p>3608559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18" calcext:value-type="float">
            <text:p>12671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984748" calcext:value-type="float">
            <text:p>498474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11" calcext:value-type="float">
            <text:p>12631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371404" calcext:value-type="float">
            <text:p>337140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30" calcext:value-type="float">
            <text:p>12703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1192790" calcext:value-type="float">
            <text:p>3119279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410" calcext:value-type="float">
            <text:p>12741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634534" calcext:value-type="float">
            <text:p>15634534</text:p>
          </table:table-cell>
          <table:table-cell office:value-type="string" calcext:value-type="string">
            <text:p>&amp;</text:p>
          </table:table-cell>
          <table:table-cell office:value-type="float" office:value="49537" calcext:value-type="float">
            <text:p>49537</text:p>
          </table:table-cell>
          <table:table-cell office:value-type="string" calcext:value-type="string">
            <text:p>&amp;</text:p>
          </table:table-cell>
          <table:table-cell office:value-type="float" office:value="0.7817267" calcext:value-type="float">
            <text:p>0.7817267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4827328" calcext:value-type="float">
            <text:p>34827328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807" calcext:value-type="float">
            <text:p>12680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461865" calcext:value-type="float">
            <text:p>3461865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42" calcext:value-type="float">
            <text:p>12704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984746" calcext:value-type="float">
            <text:p>1984746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224" calcext:value-type="float">
            <text:p>1272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29852967" calcext:value-type="float">
            <text:p>29852967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034" calcext:value-type="float">
            <text:p>12603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0126906" calcext:value-type="float">
            <text:p>10126906</text:p>
          </table:table-cell>
          <table:table-cell office:value-type="string" calcext:value-type="string">
            <text:p>&amp;</text:p>
          </table:table-cell>
          <table:table-cell office:value-type="float" office:value="34892" calcext:value-type="float">
            <text:p>34892</text:p>
          </table:table-cell>
          <table:table-cell office:value-type="string" calcext:value-type="string">
            <text:p>&amp;</text:p>
          </table:table-cell>
          <table:table-cell office:value-type="float" office:value="0.5063453" calcext:value-type="float">
            <text:p>0.5063453</text:p>
          </table:table-cell>
          <table:table-cell office:value-type="string" calcext:value-type="string">
            <text:p>&amp;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3936630" calcext:value-type="float">
            <text:p>3393663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855" calcext:value-type="float">
            <text:p>127855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509399" calcext:value-type="float">
            <text:p>3509399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203" calcext:value-type="float">
            <text:p>12620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11652" calcext:value-type="float">
            <text:p>1111652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8251" calcext:value-type="float">
            <text:p>1282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3076852" calcext:value-type="float">
            <text:p>33076852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399" calcext:value-type="float">
            <text:p>12639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1634533" calcext:value-type="float">
            <text:p>11634533</text:p>
          </table:table-cell>
          <table:table-cell office:value-type="string" calcext:value-type="string">
            <text:p>&amp;</text:p>
          </table:table-cell>
          <table:table-cell office:value-type="float" office:value="39339" calcext:value-type="float">
            <text:p>39339</text:p>
          </table:table-cell>
          <table:table-cell office:value-type="string" calcext:value-type="string">
            <text:p>&amp;</text:p>
          </table:table-cell>
          <table:table-cell office:value-type="float" office:value="0.58172665" calcext:value-type="float">
            <text:p>0.58172665</text:p>
          </table:table-cell>
          <table:table-cell office:value-type="string" calcext:value-type="string">
            <text:p>&amp;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2402084" calcext:value-type="float">
            <text:p>32402084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021" calcext:value-type="float">
            <text:p>12702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192960" calcext:value-type="float">
            <text:p>419296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57" calcext:value-type="float">
            <text:p>126357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12095" calcext:value-type="float">
            <text:p>912095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712" calcext:value-type="float">
            <text:p>12671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1492861" calcext:value-type="float">
            <text:p>31492861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48" calcext:value-type="float">
            <text:p>12674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&amp;</text:p>
          </table:table-cell>
          <table:table-cell office:value-type="float" office:value="32971" calcext:value-type="float">
            <text:p>32971</text:p>
          </table:table-cell>
          <table:table-cell office:value-type="string" calcext:value-type="string">
            <text:p>&amp;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&amp;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0873096" calcext:value-type="float">
            <text:p>30873096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820" calcext:value-type="float">
            <text:p>12682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781564" calcext:value-type="float">
            <text:p>678156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406" calcext:value-type="float">
            <text:p>12640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634534" calcext:value-type="float">
            <text:p>163453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236" calcext:value-type="float">
            <text:p>127236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726060" calcext:value-type="float">
            <text:p>3672606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640" calcext:value-type="float">
            <text:p>12664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6015254" calcext:value-type="float">
            <text:p>16015254</text:p>
          </table:table-cell>
          <table:table-cell office:value-type="string" calcext:value-type="string">
            <text:p>&amp;</text:p>
          </table:table-cell>
          <table:table-cell office:value-type="float" office:value="50529" calcext:value-type="float">
            <text:p>50529</text:p>
          </table:table-cell>
          <table:table-cell office:value-type="string" calcext:value-type="string">
            <text:p>&amp;</text:p>
          </table:table-cell>
          <table:table-cell office:value-type="float" office:value="0.8007627" calcext:value-type="float">
            <text:p>0.8007627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3524199" calcext:value-type="float">
            <text:p>33524199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5943" calcext:value-type="float">
            <text:p>12594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477120" calcext:value-type="float">
            <text:p>6477120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301" calcext:value-type="float">
            <text:p>12630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191474" calcext:value-type="float">
            <text:p>3191474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670" calcext:value-type="float">
            <text:p>127670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2314834" calcext:value-type="float">
            <text:p>32314834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7291" calcext:value-type="float">
            <text:p>12729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507627" calcext:value-type="float">
            <text:p>15507627</text:p>
          </table:table-cell>
          <table:table-cell office:value-type="string" calcext:value-type="string">
            <text:p>&amp;</text:p>
          </table:table-cell>
          <table:table-cell office:value-type="float" office:value="49114" calcext:value-type="float">
            <text:p>49114</text:p>
          </table:table-cell>
          <table:table-cell office:value-type="string" calcext:value-type="string">
            <text:p>&amp;</text:p>
          </table:table-cell>
          <table:table-cell office:value-type="float" office:value="0.77538135" calcext:value-type="float">
            <text:p>0.77538135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6710808" calcext:value-type="float">
            <text:p>36710808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534" calcext:value-type="float">
            <text:p>12653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273937" calcext:value-type="float">
            <text:p>5273937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951" calcext:value-type="float">
            <text:p>12695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969492" calcext:value-type="float">
            <text:p>2969492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7028" calcext:value-type="float">
            <text:p>127028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0553390" calcext:value-type="float">
            <text:p>30553390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63" calcext:value-type="float">
            <text:p>126763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5507627" calcext:value-type="float">
            <text:p>15507627</text:p>
          </table:table-cell>
          <table:table-cell office:value-type="string" calcext:value-type="string">
            <text:p>&amp;</text:p>
          </table:table-cell>
          <table:table-cell office:value-type="float" office:value="49010" calcext:value-type="float">
            <text:p>49010</text:p>
          </table:table-cell>
          <table:table-cell office:value-type="string" calcext:value-type="string">
            <text:p>&amp;</text:p>
          </table:table-cell>
          <table:table-cell office:value-type="float" office:value="0.77538135" calcext:value-type="float">
            <text:p>0.77538135</text:p>
          </table:table-cell>
          <table:table-cell office:value-type="string" calcext:value-type="string">
            <text:p>&amp;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5380719" calcext:value-type="float">
            <text:p>35380719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824" calcext:value-type="float">
            <text:p>126824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3954238" calcext:value-type="float">
            <text:p>3954238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409" calcext:value-type="float">
            <text:p>12640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61863" calcext:value-type="float">
            <text:p>1461863</text:p>
          </table:table-cell>
          <table:table-cell office:value-type="string" calcext:value-type="string">
            <text:p>&amp;</text:p>
          </table:table-cell>
          <table:table-cell office:value-type="float" office:value="20000000" calcext:value-type="float">
            <text:p>20000000</text:p>
          </table:table-cell>
          <table:table-cell office:value-type="string" calcext:value-type="string">
            <text:p>&amp;</text:p>
          </table:table-cell>
          <table:table-cell office:value-type="float" office:value="126579" calcext:value-type="float">
            <text:p>126579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34091528" calcext:value-type="float">
            <text:p>34091528</text:p>
          </table:table-cell>
          <table:table-cell office:value-type="string" calcext:value-type="string">
            <text:p>&amp;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&amp;</text:p>
          </table:table-cell>
          <table:table-cell office:value-type="float" office:value="126702" calcext:value-type="float">
            <text:p>126702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14888348" calcext:value-type="float">
            <text:p>14888348</text:p>
          </table:table-cell>
          <table:table-cell office:value-type="string" calcext:value-type="string">
            <text:p>&amp;</text:p>
          </table:table-cell>
          <table:table-cell office:value-type="float" office:value="47267" calcext:value-type="float">
            <text:p>47267</text:p>
          </table:table-cell>
          <table:table-cell office:value-type="string" calcext:value-type="string">
            <text:p>&amp;</text:p>
          </table:table-cell>
          <table:table-cell office:value-type="float" office:value="0.7444174" calcext:value-type="float">
            <text:p>0.7444174</text:p>
          </table:table-cell>
          <table:table-cell office:value-type="string" calcext:value-type="string">
            <text:p>&amp;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table:formula="of:=[.A1]" office:value-type="string" office:string-value="A" calcext:value-type="string">
            <text:p>A</text:p>
          </table:table-cell>
          <table:table-cell table:style-name="ce1" table:formula="of:=[.B1]" office:value-type="string" office:string-value="&amp;" calcext:value-type="string">
            <text:p>&amp;</text:p>
          </table:table-cell>
          <table:table-cell table:style-name="ce1" table:formula="of:=(([.C1]+[.C6]+[.C11]+[.C16]+[.C21]+[.C26]+[.C31]+[.C36]+[.C41]+[.C46])/10)/1000000" office:value-type="float" office:value="10" calcext:value-type="float">
            <text:p>10.00</text:p>
          </table:table-cell>
          <table:table-cell table:style-name="ce1" table:formula="of:=[.D1]" office:value-type="string" office:string-value="&amp;" calcext:value-type="string">
            <text:p>&amp;</text:p>
          </table:table-cell>
          <table:table-cell table:style-name="ce1" table:formula="of:=(([.E1]+[.E6]+[.E11]+[.E16]+[.E21]+[.E26]+[.E31]+[.E36]+[.E41]+[.E46])/10)/1000000" office:value-type="float" office:value="34.5430476" calcext:value-type="float">
            <text:p>34.54</text:p>
          </table:table-cell>
          <table:table-cell table:style-name="ce1" table:formula="of:=[.F1]" office:value-type="string" office:string-value="&amp;" calcext:value-type="string">
            <text:p>&amp;</text:p>
          </table:table-cell>
          <table:table-cell table:style-name="ce1" table:formula="of:=(([.G1]+[.G6]+[.G11]+[.G16]+[.G21]+[.G26]+[.G31]+[.G36]+[.G41]+[.G46])/10)/1000000" office:value-type="float" office:value="10" calcext:value-type="float">
            <text:p>10.00</text:p>
          </table:table-cell>
          <table:table-cell table:style-name="ce1" table:formula="of:=[.H1]" office:value-type="string" office:string-value="&amp;" calcext:value-type="string">
            <text:p>&amp;</text:p>
          </table:table-cell>
          <table:table-cell table:style-name="ce1" table:formula="of:=(([.I1]+[.I6]+[.I11]+[.I16]+[.I21]+[.I26]+[.I31]+[.I36]+[.I41]+[.I46])/10)/1000000" office:value-type="float" office:value="0.1269574" calcext:value-type="float">
            <text:p>0.13</text:p>
          </table:table-cell>
          <table:table-cell table:style-name="ce1" table:formula="of:=[.J1]" office:value-type="string" office:string-value="&amp;" calcext:value-type="string">
            <text:p>&amp;</text:p>
          </table:table-cell>
          <table:table-cell table:style-name="ce1" table:formula="of:=([.K1]+[.K6]+[.K11]+[.K16]+[.K21]+[.K26]+[.K31]+[.K36]+[.K41]+[.K46])/10" office:value-type="float" office:value="1" calcext:value-type="float">
            <text:p>1.00</text:p>
          </table:table-cell>
          <table:table-cell table:style-name="ce1" table:formula="of:=[.L1]" office:value-type="string" office:string-value="&amp;" calcext:value-type="string">
            <text:p>&amp;</text:p>
          </table:table-cell>
          <table:table-cell table:style-name="ce1" table:formula="of:=([.M1]+[.M6]+[.M11]+[.M16]+[.M21]+[.M26]+[.M31]+[.M36]+[.M41]+[.M46])/10" office:value-type="float" office:value="1.097" calcext:value-type="float">
            <text:p>1.10</text:p>
          </table:table-cell>
          <table:table-cell/>
          <table:table-cell table:style-name="ce1" table:formula="of:=[.O1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2]" office:value-type="string" office:string-value="B" calcext:value-type="string">
            <text:p>B</text:p>
          </table:table-cell>
          <table:table-cell table:style-name="ce1" table:formula="of:=[.B2]" office:value-type="string" office:string-value="&amp;" calcext:value-type="string">
            <text:p>&amp;</text:p>
          </table:table-cell>
          <table:table-cell table:style-name="ce1" table:formula="of:=(([.C2]+[.C7]+[.C12]+[.C17]+[.C22]+[.C27]+[.C32]+[.C37]+[.C42]+[.C47])/10)/1000000" office:value-type="float" office:value="0" calcext:value-type="float">
            <text:p>0.00</text:p>
          </table:table-cell>
          <table:table-cell table:style-name="ce1" table:formula="of:=[.D2]" office:value-type="string" office:string-value="&amp;" calcext:value-type="string">
            <text:p>&amp;</text:p>
          </table:table-cell>
          <table:table-cell table:style-name="ce1" table:formula="of:=(([.E2]+[.E7]+[.E12]+[.E17]+[.E22]+[.E27]+[.E32]+[.E37]+[.E42]+[.E47])/10)/1000000" office:value-type="float" office:value="5.1953511" calcext:value-type="float">
            <text:p>5.20</text:p>
          </table:table-cell>
          <table:table-cell table:style-name="ce1" table:formula="of:=[.F2]" office:value-type="string" office:string-value="&amp;" calcext:value-type="string">
            <text:p>&amp;</text:p>
          </table:table-cell>
          <table:table-cell table:style-name="ce1" table:formula="of:=(([.G2]+[.G7]+[.G12]+[.G17]+[.G22]+[.G27]+[.G32]+[.G37]+[.G42]+[.G47])/10)/1000000" office:value-type="float" office:value="20" calcext:value-type="float">
            <text:p>20.00</text:p>
          </table:table-cell>
          <table:table-cell table:style-name="ce1" table:formula="of:=[.H2]" office:value-type="string" office:string-value="&amp;" calcext:value-type="string">
            <text:p>&amp;</text:p>
          </table:table-cell>
          <table:table-cell table:style-name="ce1" table:formula="of:=(([.I2]+[.I7]+[.I12]+[.I17]+[.I22]+[.I27]+[.I32]+[.I37]+[.I42]+[.I47])/10)/1000000" office:value-type="float" office:value="0.1264586" calcext:value-type="float">
            <text:p>0.13</text:p>
          </table:table-cell>
          <table:table-cell table:style-name="ce1" table:formula="of:=[.J2]" office:value-type="string" office:string-value="&amp;" calcext:value-type="string">
            <text:p>&amp;</text:p>
          </table:table-cell>
          <table:table-cell table:style-name="ce1" table:formula="of:=([.K2]+[.K7]+[.K12]+[.K17]+[.K22]+[.K27]+[.K32]+[.K37]+[.K42]+[.K47])/10" office:value-type="float" office:value="1" calcext:value-type="float">
            <text:p>1.00</text:p>
          </table:table-cell>
          <table:table-cell table:style-name="ce1" table:formula="of:=[.L2]" office:value-type="string" office:string-value="&amp;" calcext:value-type="string">
            <text:p>&amp;</text:p>
          </table:table-cell>
          <table:table-cell table:style-name="ce1" table:formula="of:=([.M2]+[.M7]+[.M12]+[.M17]+[.M22]+[.M27]+[.M32]+[.M37]+[.M42]+[.M47])/10" office:value-type="float" office:value="0.337" calcext:value-type="float">
            <text:p>0.34</text:p>
          </table:table-cell>
          <table:table-cell/>
          <table:table-cell table:style-name="ce1" table:formula="of:=[.O2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3]" office:value-type="string" office:string-value="C" calcext:value-type="string">
            <text:p>C</text:p>
          </table:table-cell>
          <table:table-cell table:style-name="ce1" table:formula="of:=[.B3]" office:value-type="string" office:string-value="&amp;" calcext:value-type="string">
            <text:p>&amp;</text:p>
          </table:table-cell>
          <table:table-cell table:style-name="ce1" table:formula="of:=(([.C3]+[.C8]+[.C13]+[.C18]+[.C23]+[.C28]+[.C33]+[.C38]+[.C43]+[.C48])/10)/1000000" office:value-type="float" office:value="0" calcext:value-type="float">
            <text:p>0.00</text:p>
          </table:table-cell>
          <table:table-cell table:style-name="ce1" table:formula="of:=[.D3]" office:value-type="string" office:string-value="&amp;" calcext:value-type="string">
            <text:p>&amp;</text:p>
          </table:table-cell>
          <table:table-cell table:style-name="ce1" table:formula="of:=(([.E3]+[.E8]+[.E13]+[.E18]+[.E23]+[.E28]+[.E33]+[.E38]+[.E43]+[.E48])/10)/1000000" office:value-type="float" office:value="2.000648" calcext:value-type="float">
            <text:p>2.00</text:p>
          </table:table-cell>
          <table:table-cell table:style-name="ce1" table:formula="of:=[.F3]" office:value-type="string" office:string-value="&amp;" calcext:value-type="string">
            <text:p>&amp;</text:p>
          </table:table-cell>
          <table:table-cell table:style-name="ce1" table:formula="of:=(([.G3]+[.G8]+[.G13]+[.G18]+[.G23]+[.G28]+[.G33]+[.G38]+[.G43]+[.G48])/10)/1000000" office:value-type="float" office:value="20" calcext:value-type="float">
            <text:p>20.00</text:p>
          </table:table-cell>
          <table:table-cell table:style-name="ce1" table:formula="of:=[.H3]" office:value-type="string" office:string-value="&amp;" calcext:value-type="string">
            <text:p>&amp;</text:p>
          </table:table-cell>
          <table:table-cell table:style-name="ce1" table:formula="of:=(([.I3]+[.I8]+[.I13]+[.I18]+[.I23]+[.I28]+[.I33]+[.I38]+[.I43]+[.I48])/10)/1000000" office:value-type="float" office:value="0.1272433" calcext:value-type="float">
            <text:p>0.13</text:p>
          </table:table-cell>
          <table:table-cell table:style-name="ce1" table:formula="of:=[.J3]" office:value-type="string" office:string-value="&amp;" calcext:value-type="string">
            <text:p>&amp;</text:p>
          </table:table-cell>
          <table:table-cell table:style-name="ce1" table:formula="of:=([.K3]+[.K8]+[.K13]+[.K18]+[.K23]+[.K28]+[.K33]+[.K38]+[.K43]+[.K48])/10" office:value-type="float" office:value="1" calcext:value-type="float">
            <text:p>1.00</text:p>
          </table:table-cell>
          <table:table-cell table:style-name="ce1" table:formula="of:=[.L3]" office:value-type="string" office:string-value="&amp;" calcext:value-type="string">
            <text:p>&amp;</text:p>
          </table:table-cell>
          <table:table-cell table:style-name="ce1" table:formula="of:=([.M3]+[.M8]+[.M13]+[.M18]+[.M23]+[.M28]+[.M33]+[.M38]+[.M43]+[.M48])/10" office:value-type="float" office:value="0.295" calcext:value-type="float">
            <text:p>0.30</text:p>
          </table:table-cell>
          <table:table-cell/>
          <table:table-cell table:style-name="ce1" table:formula="of:=[.O3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4]" office:value-type="string" office:string-value="D" calcext:value-type="string">
            <text:p>D</text:p>
          </table:table-cell>
          <table:table-cell table:style-name="ce1" table:formula="of:=[.B4]" office:value-type="string" office:string-value="&amp;" calcext:value-type="string">
            <text:p>&amp;</text:p>
          </table:table-cell>
          <table:table-cell table:style-name="ce1" table:formula="of:=(([.C4]+[.C9]+[.C14]+[.C19]+[.C24]+[.C29]+[.C34]+[.C39]+[.C44]+[.C49])/10)/1000000" office:value-type="float" office:value="10" calcext:value-type="float">
            <text:p>10.00</text:p>
          </table:table-cell>
          <table:table-cell table:style-name="ce1" table:formula="of:=[.D4]" office:value-type="string" office:string-value="&amp;" calcext:value-type="string">
            <text:p>&amp;</text:p>
          </table:table-cell>
          <table:table-cell table:style-name="ce1" table:formula="of:=(([.E4]+[.E9]+[.E14]+[.E19]+[.E24]+[.E29]+[.E34]+[.E39]+[.E44]+[.E49])/10)/1000000" office:value-type="float" office:value="32.0450656" calcext:value-type="float">
            <text:p>32.05</text:p>
          </table:table-cell>
          <table:table-cell table:style-name="ce1" table:formula="of:=[.F4]" office:value-type="string" office:string-value="&amp;" calcext:value-type="string">
            <text:p>&amp;</text:p>
          </table:table-cell>
          <table:table-cell table:style-name="ce1" table:formula="of:=(([.G4]+[.G9]+[.G14]+[.G19]+[.G24]+[.G29]+[.G34]+[.G39]+[.G44]+[.G49])/10)/1000000" office:value-type="float" office:value="10" calcext:value-type="float">
            <text:p>10.00</text:p>
          </table:table-cell>
          <table:table-cell table:style-name="ce1" table:formula="of:=[.H4]" office:value-type="string" office:string-value="&amp;" calcext:value-type="string">
            <text:p>&amp;</text:p>
          </table:table-cell>
          <table:table-cell table:style-name="ce1" table:formula="of:=(([.I4]+[.I9]+[.I14]+[.I19]+[.I24]+[.I29]+[.I34]+[.I39]+[.I44]+[.I49])/10)/1000000" office:value-type="float" office:value="0.1267711" calcext:value-type="float">
            <text:p>0.13</text:p>
          </table:table-cell>
          <table:table-cell table:style-name="ce1" table:formula="of:=[.J4]" office:value-type="string" office:string-value="&amp;" calcext:value-type="string">
            <text:p>&amp;</text:p>
          </table:table-cell>
          <table:table-cell table:style-name="ce1" table:formula="of:=([.K4]+[.K9]+[.K14]+[.K19]+[.K24]+[.K29]+[.K34]+[.K39]+[.K44]+[.K49])/10" office:value-type="float" office:value="1" calcext:value-type="float">
            <text:p>1.00</text:p>
          </table:table-cell>
          <table:table-cell table:style-name="ce1" table:formula="of:=[.L4]" office:value-type="string" office:string-value="&amp;" calcext:value-type="string">
            <text:p>&amp;</text:p>
          </table:table-cell>
          <table:table-cell table:style-name="ce1" table:formula="of:=([.M4]+[.M9]+[.M14]+[.M19]+[.M24]+[.M29]+[.M34]+[.M39]+[.M44]+[.M49])/10" office:value-type="float" office:value="1.061" calcext:value-type="float">
            <text:p>1.06</text:p>
          </table:table-cell>
          <table:table-cell/>
          <table:table-cell table:style-name="ce1" table:formula="of:=[.O4]" office:value-type="string" office:string-value="\\" calcext:value-type="string">
            <text:p>\\</text:p>
          </table:table-cell>
        </table:table-row>
        <table:table-row table:style-name="ro1">
          <table:table-cell table:style-name="ce1" table:formula="of:=[.A5]" office:value-type="string" office:string-value="E" calcext:value-type="string">
            <text:p>E</text:p>
          </table:table-cell>
          <table:table-cell table:style-name="ce1" table:formula="of:=[.B5]" office:value-type="string" office:string-value="&amp;" calcext:value-type="string">
            <text:p>&amp;</text:p>
          </table:table-cell>
          <table:table-cell table:style-name="ce1" table:formula="of:=(([.C5]+[.C10]+[.C15]+[.C20]+[.C25]+[.C30]+[.C35]+[.C40]+[.C45]+[.C50])/10)/1000000" office:value-type="float" office:value="0" calcext:value-type="float">
            <text:p>0.00</text:p>
          </table:table-cell>
          <table:table-cell table:style-name="ce1" table:formula="of:=[.D5]" office:value-type="string" office:string-value="&amp;" calcext:value-type="string">
            <text:p>&amp;</text:p>
          </table:table-cell>
          <table:table-cell table:style-name="ce1" table:formula="of:=(([.E5]+[.E10]+[.E15]+[.E20]+[.E25]+[.E30]+[.E35]+[.E40]+[.E45]+[.E50])/10)/1000000" office:value-type="float" office:value="0" calcext:value-type="float">
            <text:p>0.00</text:p>
          </table:table-cell>
          <table:table-cell table:style-name="ce1" table:formula="of:=[.F5]" office:value-type="string" office:string-value="&amp;" calcext:value-type="string">
            <text:p>&amp;</text:p>
          </table:table-cell>
          <table:table-cell table:style-name="ce1" table:formula="of:=(([.G5]+[.G10]+[.G15]+[.G20]+[.G25]+[.G30]+[.G35]+[.G40]+[.G45]+[.G50])/10)/1000000" office:value-type="float" office:value="13.7841123" calcext:value-type="float">
            <text:p>13.78</text:p>
          </table:table-cell>
          <table:table-cell table:style-name="ce1" table:formula="of:=[.H5]" office:value-type="string" office:string-value="&amp;" calcext:value-type="string">
            <text:p>&amp;</text:p>
          </table:table-cell>
          <table:table-cell table:style-name="ce1" table:formula="of:=(([.I5]+[.I10]+[.I15]+[.I20]+[.I25]+[.I30]+[.I35]+[.I40]+[.I45]+[.I50])/10)/1000000" office:value-type="float" office:value="0.0447375" calcext:value-type="float">
            <text:p>0.04</text:p>
          </table:table-cell>
          <table:table-cell table:style-name="ce1" table:formula="of:=[.J5]" office:value-type="string" office:string-value="&amp;" calcext:value-type="string">
            <text:p>&amp;</text:p>
          </table:table-cell>
          <table:table-cell table:style-name="ce1" table:formula="of:=([.K5]+[.K10]+[.K15]+[.K20]+[.K25]+[.K30]+[.K35]+[.K40]+[.K45]+[.K50])/10" office:value-type="float" office:value="0.689205615" calcext:value-type="float">
            <text:p>0.69</text:p>
          </table:table-cell>
          <table:table-cell table:style-name="ce1" table:formula="of:=[.L5]" office:value-type="string" office:string-value="&amp;" calcext:value-type="string">
            <text:p>&amp;</text:p>
          </table:table-cell>
          <table:table-cell table:style-name="ce1" table:formula="of:=([.M5]+[.M10]+[.M15]+[.M20]+[.M25]+[.M30]+[.M35]+[.M40]+[.M45]+[.M50])/10" office:value-type="float" office:value="0.186" calcext:value-type="float">
            <text:p>0.19</text:p>
          </table:table-cell>
          <table:table-cell/>
          <table:table-cell table:style-name="ce1" table:formula="of:=[.O5]" office:value-type="string" office:string-value="\\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9:06:15.930655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Visca</meta:initial-creator>
    <meta:creation-date>2015-09-10T16:09:27.274749127</meta:creation-date>
    <dc:date>2015-09-16T12:01:42.134772541</dc:date>
    <dc:creator>Jorge Visca</dc:creator>
    <meta:editing-duration>P1DT19H28M8S</meta:editing-duration>
    <meta:editing-cycles>4</meta:editing-cycles>
    <meta:generator>LibreOffice/4.3.7.2$Linux_X86_64 LibreOffice_project/430m0$Build-2</meta:generator>
    <meta:document-statistic meta:table-count="2" meta:cell-count="1540" meta:object-count="0"/>
    <meta:user-defined meta:name=""/>
  </office:meta>
</office:document-meta>
</file>